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07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2"/>
  </office:automatic-styles>
  <office:body>
    <office:spreadsheet>
      <table:table table:name="timing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ce1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---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ript/kernel.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j1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2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3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4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5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6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j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table:formula="of:=[.B$14]/[.B14]" office:value-type="float" office:value="1" calcext:value-type="float">
            <text:p>1.0</text:p>
          </table:table-cell>
          <table:table-cell table:formula="of:=[.C$14]/[.C14]" office:value-type="float" office:value="1" calcext:value-type="float">
            <text:p>1.0</text:p>
          </table:table-cell>
          <table:table-cell table:formula="of:=[.D$14]/[.D14]" office:value-type="float" office:value="1" calcext:value-type="float">
            <text:p>1.0</text:p>
          </table:table-cell>
          <table:table-cell table:formula="of:=[.E$14]/[.E14]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table:formula="of:=[.B$14]/[.B15]" office:value-type="float" office:value="1.84803921568627" calcext:value-type="float">
            <text:p>1.8</text:p>
          </table:table-cell>
          <table:table-cell table:formula="of:=[.C$14]/[.C15]" office:value-type="float" office:value="1.865" calcext:value-type="float">
            <text:p>1.9</text:p>
          </table:table-cell>
          <table:table-cell table:formula="of:=[.D$14]/[.D15]" office:value-type="float" office:value="1.84158415841584" calcext:value-type="float">
            <text:p>1.8</text:p>
          </table:table-cell>
          <table:table-cell table:formula="of:=[.E$14]/[.E15]" office:value-type="float" office:value="1.85786802030457" calcext:value-type="float">
            <text:p>1.9</text:p>
          </table:table-cell>
          <table:table-cell table:formula="of:=(1/[.F15] - 1)/(1/[.$A15] -1 )" office:value-type="float" office:value="0.917771883289125" calcext:value-type="float">
            <text:p>0.92</text:p>
          </table:table-cell>
          <table:table-cell table:style-name="ce2" table:formula="of:=(1/[.G15] - 1)/(1/[.$A15] -1 )" office:value-type="float" office:value="0.927613941018767" calcext:value-type="float">
            <text:p>0.93</text:p>
          </table:table-cell>
          <table:table-cell table:style-name="ce2" table:formula="of:=(1/[.H15] - 1)/(1/[.$A15] -1 )" office:value-type="float" office:value="0.913978494623656" calcext:value-type="float">
            <text:p>0.91</text:p>
          </table:table-cell>
          <table:table-cell table:style-name="ce2" table:formula="of:=(1/[.I15] - 1)/(1/[.$A15] -1 )" office:value-type="float" office:value="0.923497267759563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[.B$14]/[.B16]" office:value-type="float" office:value="2.43225806451613" calcext:value-type="float">
            <text:p>2.4</text:p>
          </table:table-cell>
          <table:table-cell table:formula="of:=[.C$14]/[.C16]" office:value-type="float" office:value="2.55479452054795" calcext:value-type="float">
            <text:p>2.6</text:p>
          </table:table-cell>
          <table:table-cell table:formula="of:=[.D$14]/[.D16]" office:value-type="float" office:value="2.58333333333333" calcext:value-type="float">
            <text:p>2.6</text:p>
          </table:table-cell>
          <table:table-cell table:formula="of:=[.E$14]/[.E16]" office:value-type="float" office:value="2.55944055944056" calcext:value-type="float">
            <text:p>2.6</text:p>
          </table:table-cell>
          <table:table-cell table:formula="of:=(1/[.F16] - 1)/(1/[.$A16] -1 )" office:value-type="float" office:value="0.883289124668435" calcext:value-type="float">
            <text:p>0.88</text:p>
          </table:table-cell>
          <table:table-cell table:style-name="ce2" table:formula="of:=(1/[.G16] - 1)/(1/[.$A16] -1 )" office:value-type="float" office:value="0.912868632707775" calcext:value-type="float">
            <text:p>0.91</text:p>
          </table:table-cell>
          <table:table-cell table:style-name="ce2" table:formula="of:=(1/[.H16] - 1)/(1/[.$A16] -1 )" office:value-type="float" office:value="0.919354838709677" calcext:value-type="float">
            <text:p>0.92</text:p>
          </table:table-cell>
          <table:table-cell table:style-name="ce2" table:formula="of:=(1/[.I16] - 1)/(1/[.$A16] -1 )" office:value-type="float" office:value="0.913934426229508" calcext:value-type="float">
            <text:p>0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$14]/[.B17]" office:value-type="float" office:value="3.016" calcext:value-type="float">
            <text:p>3.0</text:p>
          </table:table-cell>
          <table:table-cell table:formula="of:=[.C$14]/[.C17]" office:value-type="float" office:value="2.984" calcext:value-type="float">
            <text:p>3.0</text:p>
          </table:table-cell>
          <table:table-cell table:formula="of:=[.D$14]/[.D17]" office:value-type="float" office:value="2.976" calcext:value-type="float">
            <text:p>3.0</text:p>
          </table:table-cell>
          <table:table-cell table:formula="of:=[.E$14]/[.E17]" office:value-type="float" office:value="2.95161290322581" calcext:value-type="float">
            <text:p>3.0</text:p>
          </table:table-cell>
          <table:table-cell table:formula="of:=(1/[.F17] - 1)/(1/[.$A17] -1 )" office:value-type="float" office:value="0.891246684350133" calcext:value-type="float">
            <text:p>0.89</text:p>
          </table:table-cell>
          <table:table-cell table:style-name="ce2" table:formula="of:=(1/[.G17] - 1)/(1/[.$A17] -1 )" office:value-type="float" office:value="0.88650580875782" calcext:value-type="float">
            <text:p>0.89</text:p>
          </table:table-cell>
          <table:table-cell table:style-name="ce2" table:formula="of:=(1/[.H17] - 1)/(1/[.$A17] -1 )" office:value-type="float" office:value="0.885304659498208" calcext:value-type="float">
            <text:p>0.89</text:p>
          </table:table-cell>
          <table:table-cell table:style-name="ce2" table:formula="of:=(1/[.I17] - 1)/(1/[.$A17] -1 )" office:value-type="float" office:value="0.8816029143898" calcext:value-type="float">
            <text:p>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table:formula="of:=[.B$14]/[.B18]" office:value-type="float" office:value="3.19491525423729" calcext:value-type="float">
            <text:p>3.2</text:p>
          </table:table-cell>
          <table:table-cell table:formula="of:=[.C$14]/[.C18]" office:value-type="float" office:value="3.24347826086957" calcext:value-type="float">
            <text:p>3.2</text:p>
          </table:table-cell>
          <table:table-cell table:formula="of:=[.D$14]/[.D18]" office:value-type="float" office:value="3.20689655172414" calcext:value-type="float">
            <text:p>3.2</text:p>
          </table:table-cell>
          <table:table-cell table:formula="of:=[.E$14]/[.E18]" office:value-type="float" office:value="3.1551724137931" calcext:value-type="float">
            <text:p>3.2</text:p>
          </table:table-cell>
          <table:table-cell table:formula="of:=(1/[.F18] - 1)/(1/[.$A18] -1 )" office:value-type="float" office:value="0.858753315649867" calcext:value-type="float">
            <text:p>0.86</text:p>
          </table:table-cell>
          <table:table-cell table:style-name="ce2" table:formula="of:=(1/[.G18] - 1)/(1/[.$A18] -1 )" office:value-type="float" office:value="0.864611260053619" calcext:value-type="float">
            <text:p>0.86</text:p>
          </table:table-cell>
          <table:table-cell table:style-name="ce2" table:formula="of:=(1/[.H18] - 1)/(1/[.$A18] -1 )" office:value-type="float" office:value="0.860215053763441" calcext:value-type="float">
            <text:p>0.86</text:p>
          </table:table-cell>
          <table:table-cell table:style-name="ce2" table:formula="of:=(1/[.I18] - 1)/(1/[.$A18] -1 )" office:value-type="float" office:value="0.853825136612022" calcext:value-type="float">
            <text:p>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table:formula="of:=[.B$14]/[.B19]" office:value-type="float" office:value="3.45871559633028" calcext:value-type="float">
            <text:p>3.5</text:p>
          </table:table-cell>
          <table:table-cell table:formula="of:=[.C$14]/[.C19]" office:value-type="float" office:value="3.42201834862385" calcext:value-type="float">
            <text:p>3.4</text:p>
          </table:table-cell>
          <table:table-cell table:formula="of:=[.D$14]/[.D19]" office:value-type="float" office:value="3.44444444444444" calcext:value-type="float">
            <text:p>3.4</text:p>
          </table:table-cell>
          <table:table-cell table:formula="of:=[.E$14]/[.E19]" office:value-type="float" office:value="3.38888888888889" calcext:value-type="float">
            <text:p>3.4</text:p>
          </table:table-cell>
          <table:table-cell table:formula="of:=(1/[.F19] - 1)/(1/[.$A19] -1 )" office:value-type="float" office:value="0.853050397877984" calcext:value-type="float">
            <text:p>0.85</text:p>
          </table:table-cell>
          <table:table-cell table:style-name="ce2" table:formula="of:=(1/[.G19] - 1)/(1/[.$A19] -1 )" office:value-type="float" office:value="0.849329758713137" calcext:value-type="float">
            <text:p>0.85</text:p>
          </table:table-cell>
          <table:table-cell table:style-name="ce2" table:formula="of:=(1/[.H19] - 1)/(1/[.$A19] -1 )" office:value-type="float" office:value="0.851612903225806" calcext:value-type="float">
            <text:p>0.85</text:p>
          </table:table-cell>
          <table:table-cell table:style-name="ce2" table:formula="of:=(1/[.I19] - 1)/(1/[.$A19] -1 )" office:value-type="float" office:value="0.845901639344262" calcext:value-type="float">
            <text:p>0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[.B$14]/[.B20]" office:value-type="float" office:value="3.59047619047619" calcext:value-type="float">
            <text:p>3.6</text:p>
          </table:table-cell>
          <table:table-cell table:formula="of:=[.C$14]/[.C20]" office:value-type="float" office:value="3.55238095238095" calcext:value-type="float">
            <text:p>3.6</text:p>
          </table:table-cell>
          <table:table-cell table:formula="of:=[.D$14]/[.D20]" office:value-type="float" office:value="3.61165048543689" calcext:value-type="float">
            <text:p>3.6</text:p>
          </table:table-cell>
          <table:table-cell table:formula="of:=[.E$14]/[.E20]" office:value-type="float" office:value="3.51923076923077" calcext:value-type="float">
            <text:p>3.5</text:p>
          </table:table-cell>
          <table:table-cell table:formula="of:=(1/[.F20] - 1)/(1/[.$A20] -1 )" office:value-type="float" office:value="0.841732979664014" calcext:value-type="float">
            <text:p>0.84</text:p>
          </table:table-cell>
          <table:table-cell table:style-name="ce2" table:formula="of:=(1/[.G20] - 1)/(1/[.$A20] -1 )" office:value-type="float" office:value="0.838248436103664" calcext:value-type="float">
            <text:p>0.84</text:p>
          </table:table-cell>
          <table:table-cell table:style-name="ce2" table:formula="of:=(1/[.H20] - 1)/(1/[.$A20] -1 )" office:value-type="float" office:value="0.843637992831541" calcext:value-type="float">
            <text:p>0.84</text:p>
          </table:table-cell>
          <table:table-cell table:style-name="ce2" table:formula="of:=(1/[.I20] - 1)/(1/[.$A20] -1 )" office:value-type="float" office:value="0.835154826958106" calcext:value-type="float">
            <text:p>0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[.B$14]/[.B21]" office:value-type="float" office:value="3.625" calcext:value-type="float">
            <text:p>3.6</text:p>
          </table:table-cell>
          <table:table-cell table:formula="of:=[.C$14]/[.C21]" office:value-type="float" office:value="3.62135922330097" calcext:value-type="float">
            <text:p>3.6</text:p>
          </table:table-cell>
          <table:table-cell table:formula="of:=[.D$14]/[.D21]" office:value-type="float" office:value="3.61165048543689" calcext:value-type="float">
            <text:p>3.6</text:p>
          </table:table-cell>
          <table:table-cell table:formula="of:=[.E$14]/[.E21]" office:value-type="float" office:value="3.51923076923077" calcext:value-type="float">
            <text:p>3.5</text:p>
          </table:table-cell>
          <table:table-cell table:formula="of:=(1/[.F21] - 1)/(1/[.$A21] -1 )" office:value-type="float" office:value="0.827586206896552" calcext:value-type="float">
            <text:p>0.83</text:p>
          </table:table-cell>
          <table:table-cell table:style-name="ce2" table:formula="of:=(1/[.G21] - 1)/(1/[.$A21] -1 )" office:value-type="float" office:value="0.827269245499809" calcext:value-type="float">
            <text:p>0.83</text:p>
          </table:table-cell>
          <table:table-cell table:style-name="ce2" table:formula="of:=(1/[.H21] - 1)/(1/[.$A21] -1 )" office:value-type="float" office:value="0.82642089093702" calcext:value-type="float">
            <text:p>0.83</text:p>
          </table:table-cell>
          <table:table-cell table:style-name="ce2" table:formula="of:=(1/[.I21] - 1)/(1/[.$A21] -1 )" office:value-type="float" office:value="0.818110850897736" calcext:value-type="float">
            <text:p>0.82</text:p>
          </table:table-cell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CH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dc:date>2015-07-30T12:19:04.388044906</dc:date>
    <meta:editing-duration>PT17M26S</meta:editing-duration>
    <meta:editing-cycles>3</meta:editing-cycles>
    <meta:document-statistic meta:table-count="1" meta:cell-count="146" meta:object-count="0"/>
  </office:meta>
</office:document-meta>
</file>